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fo:font-style="italic" style:text-underline-style="solid" style:text-underline-width="auto" style:text-underline-color="font-color" fo:font-weight="bold" officeooo:rsid="001d5a8c" officeooo:paragraph-rsid="001d5a8c" style:font-size-asian="14pt" style:font-style-asian="italic" style:font-weight-asian="bold" style:font-size-complex="14pt" style:font-style-complex="italic" style:font-weight-complex="bold"/>
    </style:style>
    <style:style style:name="P2" style:family="paragraph" style:parent-style-name="Standard">
      <style:text-properties fo:font-size="14pt" style:text-underline-style="none" officeooo:rsid="001d5a8c" officeooo:paragraph-rsid="001d5a8c" style:font-size-asian="14pt" style:font-size-complex="14pt"/>
    </style:style>
    <style:style style:name="P3" style:family="paragraph" style:parent-style-name="Standard">
      <style:text-properties style:text-underline-style="solid" style:text-underline-width="auto" style:text-underline-color="font-color" officeooo:rsid="001d5a8c" officeooo:paragraph-rsid="001d5a8c"/>
    </style:style>
    <style:style style:name="P4" style:family="paragraph" style:parent-style-name="Standard">
      <style:text-properties fo:font-size="12pt" fo:font-style="normal" style:text-underline-style="none" fo:font-weight="bold" officeooo:rsid="001d5a8c" officeooo:paragraph-rsid="001d5a8c" style:font-size-asian="12pt" style:font-style-asian="normal" style:font-weight-asian="bold" style:font-size-complex="12pt" style:font-style-complex="normal" style:font-weight-complex="bold"/>
    </style:style>
    <style:style style:name="P5" style:family="paragraph" style:parent-style-name="Standard">
      <style:text-properties fo:font-size="11pt" fo:font-style="normal" style:text-underline-style="none" fo:font-weight="bold" officeooo:rsid="001d5a8c" officeooo:paragraph-rsid="001d5a8c" style:font-size-asian="11pt" style:font-style-asian="normal" style:font-weight-asian="bold" style:font-size-complex="11pt" style:font-style-complex="normal" style:font-weight-complex="bold"/>
    </style:style>
    <style:style style:name="P6" style:family="paragraph" style:parent-style-name="Standard">
      <style:text-properties fo:font-size="14pt" style:text-underline-style="none" officeooo:rsid="002041d5" officeooo:paragraph-rsid="001d849d" style:font-size-asian="14pt" style:font-size-complex="14pt"/>
    </style:style>
    <style:style style:name="T1" style:family="text">
      <style:text-properties officeooo:rsid="0021ede1"/>
    </style:style>
    <style:style style:name="T2" style:family="text">
      <style:text-properties officeooo:rsid="0023253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Υπολογιστική Γεωμετρία, Εαρινό εξάμηνο 2017‐18</text:p>
      <text:p text:style-name="P1"/>
      <text:p text:style-name="P4">AM=1115201400140</text:p>
      <text:p text:style-name="P5">ΠΑΠΑΓΕΩΡΓΙΟΥ ΒΑΣΙΛΕΙΟΣ-ΝΙΚΗΦΟΡΟΣ</text:p>
      <text:p text:style-name="P5"/>
      <text:p text:style-name="P3">Εργασία <text:span text:style-name="T1">3</text:span>: Προγραμματιστική.</text:p>
      <text:p text:style-name="P3"/>
      <text:p text:style-name="P2">Στο ερώτημα <text:span text:style-name="T2">1(3Dconvexhull.cpp)</text:span> υλοποιώ το ζητούμενο με χρήση της συνάρτησης της CGAL convex_hull_<text:span text:style-name="T2">3</text:span>,η οποία χρησιμοποιεί είτε τον αυξητικό αλγόριθμο Clarkson, Mehlhorn και Seidel.Η είσοδος γίνεται <text:span text:style-name="T2">είτε </text:span>απ το stdin,<text:span text:style-name="T2">είτε ,αν υπάρχει η παράμετρος-ορισμα -generate N,δημιουργεί Ν τυχαία σημεία τα οποία αποθηκεύει σε ένα βοηθητικό αρχείο input.txt,από το οποίο διαβάζει στη συνέχεια.Η ζητούμενη</text:span> έξοδος εκτυπώνεται στο cout.<text:span text:style-name="T2">Αρχικά εκτυπώνονται ο χρόνος υπολογισμού, οι συντεταγμένες των κορυφών(vertices),ακολουθούν οι συντεταγμένες των εδρών και τέλος το πλήθος κορυφών,ακμών και εδρών.Επίσης γίνεται ενας έλεγχος για την περίπτωση που το Convex Hull δε είναι πολύεδρο αλλα σημείο,ευθύγραμμο τμήμα ,ή τρίγωνο και εκτυπώνεται ανάλογο μήνυμα.</text:span></text:p>
      <text:p text:style-name="P2"/>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5T21:44:08.720711668</meta:creation-date>
    <dc:date>2018-05-22T01:44:46.430062317</dc:date>
    <meta:editing-duration>PT11M57S</meta:editing-duration>
    <meta:editing-cycles>4</meta:editing-cycles>
    <meta:generator>LibreOffice/6.0.3.2$Linux_X86_64 LibreOffice_project/00m0$Build-2</meta:generator>
    <meta:document-statistic meta:table-count="0" meta:image-count="0" meta:object-count="0" meta:page-count="1" meta:paragraph-count="5" meta:word-count="108" meta:character-count="858" meta:non-whitespace-character-count="755"/>
  </office:meta>
</office:document-meta>
</file>